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ardim das america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 table:number-columns-repeated="6"/>
          <table:table-cell office:value-type="string" calcext:value-type="string">
            <text:p>cla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C2]" office:value-type="float" office:value="23" calcext:value-type="float">
            <text:p>23</text:p>
          </table:table-cell>
          <table:table-cell table:style-name="ce2" table:formula="of:=[.H2]/[.$C$18]*100" office:value-type="float" office:value="12.1052631578947" calcext:value-type="float">
            <text:p>12,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1-3</text:p>
          </table:table-cell>
          <table:table-cell table:formula="of:=SUM([.C3:.C5])" office:value-type="float" office:value="49" calcext:value-type="float">
            <text:p>49</text:p>
          </table:table-cell>
          <table:table-cell table:style-name="ce2" table:formula="of:=[.H3]/[.$C$18]*100" office:value-type="float" office:value="25.7894736842105" calcext:value-type="float">
            <text:p>25,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4-5</text:p>
          </table:table-cell>
          <table:table-cell table:formula="of:=SUM([.C6:.C7])" office:value-type="float" office:value="41" calcext:value-type="float">
            <text:p>41</text:p>
          </table:table-cell>
          <table:table-cell table:style-name="ce2" table:formula="of:=[.H4]/[.$C$18]*100" office:value-type="float" office:value="21.5789473684211" calcext:value-type="float">
            <text:p>21,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6-7</text:p>
          </table:table-cell>
          <table:table-cell table:formula="of:=SUM([.C8:.C9])" office:value-type="float" office:value="36" calcext:value-type="float">
            <text:p>36</text:p>
          </table:table-cell>
          <table:table-cell table:style-name="ce2" table:formula="of:=[.H5]/[.$C$18]*100" office:value-type="float" office:value="18.9473684210526" calcext:value-type="float">
            <text:p>18,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8+</text:p>
          </table:table-cell>
          <table:table-cell table:formula="of:=SUM([.C10:.C16])" office:value-type="float" office:value="41" calcext:value-type="float">
            <text:p>41</text:p>
          </table:table-cell>
          <table:table-cell table:style-name="ce2" table:formula="of:=[.H6]/[.$C$18]*100" office:value-type="float" office:value="21.5789473684211" calcext:value-type="float">
            <text:p>21,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7])" office:value-type="float" office:value="190" calcext:value-type="float">
            <text:p>19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ua verde" table:style-name="ta1">
        <table:table-column table:style-name="co1" table:number-columns-repeated="7" table:default-cell-style-name="Default"/>
        <table:table-column table:style-name="co4" table:default-cell-style-name="ce4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22" calcext:value-type="float">
            <text:p>22</text:p>
          </table:table-cell>
          <table:table-cell table:style-name="ce5" table:formula="of:=[.G2]/[.$C$20] *100" office:value-type="float" office:value="7.9136690647482" calcext:value-type="float">
            <text:p>7,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1-3</text:p>
          </table:table-cell>
          <table:table-cell table:style-name="ce3" table:formula="of:=SUM([.C3:.C5])" office:value-type="float" office:value="20" calcext:value-type="float">
            <text:p>20</text:p>
          </table:table-cell>
          <table:table-cell table:style-name="ce5" table:formula="of:=[.G3]/[.$C$20] *100" office:value-type="float" office:value="7.19424460431655" calcext:value-type="float">
            <text:p>7,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4-5</text:p>
          </table:table-cell>
          <table:table-cell table:style-name="ce3" table:formula="of:=SUM([.C6:.C7])" office:value-type="float" office:value="33" calcext:value-type="float">
            <text:p>33</text:p>
          </table:table-cell>
          <table:table-cell table:style-name="ce5" table:formula="of:=[.G4]/[.$C$20] *100" office:value-type="float" office:value="11.8705035971223" calcext:value-type="float">
            <text:p>11,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6-7</text:p>
          </table:table-cell>
          <table:table-cell table:style-name="ce3" table:formula="of:=SUM([.C8:.C9])" office:value-type="float" office:value="67" calcext:value-type="float">
            <text:p>67</text:p>
          </table:table-cell>
          <table:table-cell table:style-name="ce5" table:formula="of:=[.G5]/[.$C$20] *100" office:value-type="float" office:value="24.1007194244604" calcext:value-type="float">
            <text:p>24,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table:formula="of:=SUM([.C10:.C18])" office:value-type="float" office:value="136" calcext:value-type="float">
            <text:p>136</text:p>
          </table:table-cell>
          <table:table-cell table:style-name="ce5" table:formula="of:=[.G6]/[.$C$20] *100" office:value-type="float" office:value="48.9208633093525" calcext:value-type="float">
            <text:p>48,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8])" office:value-type="float" office:value="278" calcext:value-type="float">
            <text:p>278</text:p>
          </table:table-cell>
          <table:table-cell table:number-columns-repeated="5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jardim das americas'.B2:'jardim das americas'.C1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agua verde'.B2:'agua verde'.D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7:11:20.076001233</meta:creation-date>
    <dc:date>2023-08-28T17:33:11.863845647</dc:date>
    <meta:editing-duration>PT1M11S</meta:editing-duration>
    <meta:editing-cycles>1</meta:editing-cycles>
    <meta:document-statistic meta:table-count="2" meta:cell-count="101" meta:object-count="0"/>
    <meta:generator>LibreOffice/7.3.7.2$Linux_X86_64 LibreOffice_project/30$Build-2</meta:generator>
  </office:meta>
</office:document-meta>
</file>